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Roboto Mono" svg:font-family="'Roboto Mono'"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center" style:justify-single-word="false"/>
    </style:style>
    <style:style style:name="P3"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font-name="Roboto Mono" style:font-name-asian="Roboto Mono1" style:font-name-complex="Roboto Mono1"/>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T6" style:family="text">
      <style:text-properties fo:color="#1155cc" style:text-underline-style="solid" style:text-underline-width="auto" style:text-underline-color="font-color"/>
    </style:style>
    <style:style style:name="T7"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 Gregory St. Angelo IV<text:tab/><text:tab/><text:tab/><text:tab/>GAM 312</text:p>
      <text:p text:style-name="Standard"><text:tab/><text:tab/><text:tab/><text:tab/><text:tab/><text:tab/><text:tab/><text:tab/><text:tab/>Scripting in C# for Games</text:p>
      <text:p text:style-name="P1"/>
      <text:p text:style-name="P2"><text:span text:style-name="T1">Motion and Jumping</text:span><text:bookmark text:name="_GoBack"/></text:p>
      <text:p text:style-name="Standard"/>
      <text:p text:style-name="Standard">So far, we’ve gotten a simple-shaped character to slide around on a flat surface in Unity. <text:s/>That’s the first step toward a 3D platformer game. <text:s/>The next step? <text:s/>Jumping, of course! <text:s/>You should understand how to attach a C# script to a GameObject as a Component in order to go on.</text:p>
      <text:p text:style-name="Standard"/>
      <text:p text:style-name="Standard"/>
      <text:h text:style-name="Heading_20_3" text:outline-level="3"><text:bookmark text:name="h.73n267325t4d"/>Let’s review how to control player movement.</text:h>
      <text:p text:style-name="Standard"/>
      <text:p text:style-name="Standard">We can check continuous player input with Input.GetAxis(). <text:s/>This returns a value between -1.0f and 1.0f. <text:s/>The smoothness of how this value changes for keyboard input is determined by the axis settings in the project’s Input settings panel. <text:s/>If we want a sharper feel to the keyboard controls, we can use Input.GetAxisRaw(), which performs no smoothing and returns either -1.0f, 0.0f, or 1.0f.</text:p>
      <text:p text:style-name="Standard"/>
      <text:p text:style-name="Standard">Once we have that input, we can use it to change the player’s position.</text:p>
      <text:p text:style-name="Standard"/>
      <text:p text:style-name="Standard">(1) Try this in your PlayerController script:</text:p>
      <text:p text:style-name="Standard"/>
      <text:p text:style-name="Standard">void Update() {</text:p>
      <text:p text:style-name="Standard"><text:span text:style-name="T2"><text:s text:c="4"/>float speed = 10.0f;</text:span></text:p>
      <text:p text:style-name="Standard"><text:span text:style-name="T2"><text:s text:c="4"/>float horizontal = Input.GetAxis(“Horizontal”);</text:span></text:p>
      <text:p text:style-name="Standard"><text:span text:style-name="T2"><text:s text:c="4"/>float vertical = Input.GetAxis(“Vertical”);</text:span></text:p>
      <text:p text:style-name="Standard"><text:span text:style-name="T2"><text:s text:c="4"/></text:span></text:p>
      <text:p text:style-name="Standard"><text:span text:style-name="T2"><text:s text:c="4"/>transform.position += new Vector3(horizontal * speed * Time.deltaTime, 0f, vertical * speed * Time.deltaTime);</text:span></text:p>
      <text:p text:style-name="Standard">}</text:p>
      <text:p text:style-name="Standard"/>
      <text:h text:style-name="Heading_20_3" text:outline-level="3"><text:bookmark text:name="h.85sjyprop4i0"/>Rigid Bodies</text:h>
      <text:p text:style-name="Standard"/>
      <text:p text:style-name="Standard">We have been directly changing the position of the player. <text:s/>You could store more information and, say, apply changes to a velocity variable and let the velocity affect the position. <text:s/>We could make the player jump this way! <text:s/>However, Unity has all that functionality and more in the Rigidbody component! <text:s/>It’s probably best to use that.</text:p>
      <text:p text:style-name="Standard"/>
      <text:p text:style-name="Standard">(2) Add a Rigidbody component to the Player GameObject in the Unity editor (if you haven’t already). <text:s/>Note: Using a basic 3D object for the player means we already have a collider that will <text:soft-page-break/>let the Rigidbody component respond to collisions. <text:s/>If you import a 3D model (a mesh), then you will have to add a collider component explicitly and adjust the size to fit your model.</text:p>
      <text:p text:style-name="Standard"/>
      <text:p text:style-name="Standard">This Rigidbody component will control the changes in the position of the GameObject according to the object’s acting forces and current momentum.</text:p>
      <text:p text:style-name="Standard"/>
      <text:p text:style-name="Standard">When we change the position directly, we’re bypassing the effects that forces may have on that motion. <text:s/>For example, if the floor was icy, this would not affect our player’s movement. <text:s/>Using the interface provided by the Rigidbody class will fix that.</text:p>
      <text:p text:style-name="Standard"/>
      <text:p text:style-name="Standard">(3) Find the Rigidbody class in the scripting reference. <text:s/>Which function will we use to “Add” a “Force”? <text:s/><text:span text:style-name="T1">Void AddForce(Vector3 force) (+ 3 overloads)</text:span></text:p>
      <text:p text:style-name="Standard"/>
      <text:p text:style-name="Standard">To use this conveniently-named function, we need access to the Rigidbody component. <text:s/>We will do so with the GetComponent function. <text:s/>This function does a quick lookup of the component, but even so, we don’t want to call it more often than necessary.</text:p>
      <text:p text:style-name="Standard"/>
      <text:p text:style-name="Standard">(4) Add a private member variable to the PlayerController class: private Rigidbody rigidbody;</text:p>
      <text:p text:style-name="Standard"/>
      <text:p text:style-name="Standard">This is a reference to a Rigidbody object. <text:s/>We’ll assign it in the Start() function.</text:p>
      <text:p text:style-name="Standard"/>
      <text:p text:style-name="Standard">(5) Add this line to your Start() function’s body:</text:p>
      <text:p text:style-name="Standard"><text:span text:style-name="T2">rigidbody = GetComponent&lt;Rigidbody&gt;();</text:span></text:p>
      <text:p text:style-name="Standard"/>
      <text:p text:style-name="Standard">Notice how we’re specifying the <text:span text:style-name="T4">type </text:span>of the component we want in the angle brackets (`&lt;` and `&gt;`).</text:p>
      <text:p text:style-name="Standard"/>
      <text:h text:style-name="Heading_20_3" text:outline-level="3"><text:bookmark text:name="h.lj4xqm9d511b"/>Applying Forces</text:h>
      <text:p text:style-name="Standard"/>
      <text:p text:style-name="Standard">Now we can use our AddForce() function (shh! that was an answer!). <text:s/>This function can be used with several ForceMode values: ForceMode.Force, ForceMode.Acceleration, ForceMode.Impulse, and ForceMode.VelocityChange.</text:p>
      <text:p text:style-name="Standard"/>
      <text:p text:style-name="Standard"><text:span text:style-name="T3">Force</text:span>: This is just like in physics class (which we all took because we’re awesome, right?). <text:s/>The effect of a force on an object is given by Newton’s Second Law:</text:p>
      <text:p text:style-name="Standard"><text:span text:style-name="T5">Force = Mass x Acceleration <text:s text:c="2"/>(F = ma)</text:span></text:p>
      <text:p text:style-name="Standard"/>
      <text:p text:style-name="Standard">This means that the motion (the acceleration) we produce by applying a force is affected by the mass of the rigid body.</text:p>
      <text:p text:style-name="Standard"/>
      <text:p text:style-name="Standard"><text:span text:style-name="T3">Acceleration</text:span>: Applies an acceleration directly and is not affected by mass.</text:p>
      <text:p text:style-name="Standard"/>
      <text:p text:style-name="Standard"><text:soft-page-break/><text:span text:style-name="T3">Impulse</text:span>: This is both (identically) a change in momentum and an instantaneous force. <text:s/>It is affected by mass, just like in F=ma, but really affects the velocity instead, via the momentum equation:</text:p>
      <text:p text:style-name="Standard"><text:span text:style-name="T5">Momentum = Mass x Velocity <text:s text:c="2"/>(p = mv)</text:span></text:p>
      <text:p text:style-name="Standard"/>
      <text:p text:style-name="Standard"><text:span text:style-name="T3">VelocityChange</text:span>: Applies a velocity change directly and is not affected by mass.</text:p>
      <text:p text:style-name="Standard"/>
      <text:p text:style-name="Standard">So we can use the ForceMode.Force option (which is the default so it can be omitted) to apply standard forces.</text:p>
      <text:p text:style-name="Standard"/>
      <text:p text:style-name="Standard">(6) Replace your `transform.position = …` line in Update() with this:</text:p>
      <text:p text:style-name="Standard">rigidbody.AddForce(<text:span text:style-name="T2">new Vector3(horizontal * speed, 0f, vertical * speed)</text:span>);</text:p>
      <text:p text:style-name="Standard"/>
      <text:p text:style-name="Standard">An important detail here is that we’re not using `Time.deltaTime` any more because the physics engine will be handling the integration of this force into the motion of the object. <text:s/>Using that deltaTime, we were doing our own velocity integration.</text:p>
      <text:p text:style-name="Standard"/>
      <text:p text:style-name="Standard">There’s one last point here. <text:s/>This is being done in the Update() function. <text:s/>When you start using the Rigidbody component to add forces every frame, you should do it in FixedUpdate instead.</text:p>
      <text:p text:style-name="Standard"/>
      <text:p text:style-name="Standard">(7) Move all of this movement code into a new function, FixedUpdate(), which beside the name looks identical to Update().</text:p>
      <text:p text:style-name="Standard"/>
      <text:p text:style-name="Standard">On the next update of the physics engine, all of the forces are removed from the objects. <text:s/>That’s why we want to put this in a function that runs every physics update (FixedUpdate). <text:s/>Otherwise, if Update() were run more frequently than the physics engine consumes this force, we’d be adding extra force on random game update frames.</text:p>
      <text:p text:style-name="Standard"/>
      <text:h text:style-name="Heading_20_3" text:outline-level="3"><text:bookmark text:name="h.kns0029ug958"/>Speed with Forces?</text:h>
      <text:p text:style-name="Standard"/>
      <text:p text:style-name="Standard">Now you might notice that the “speed” is no longer appropriate. <text:s/>After all, we’re modifying the acceleration now with forces, instead of the velocity. <text:s/>In other words, we’re making the player speed up instead of changing the position directly. <text:s/>This “speed” variable would make more sense as something like “moveForce” instead.</text:p>
      <text:p text:style-name="Standard"/>
      <text:p text:style-name="Standard">(8) Change the “speed” variable to “moveForce”. <text:s/>Move it into the class scope and declare it as a public member:</text:p>
      <text:p text:style-name="Standard">public float moveForce = 10.0f;</text:p>
      <text:p text:style-name="Standard"/>
      <text:p text:style-name="Standard">That way, we can use the Unity editor to adjust the value. <text:s/>When you try this out, you should find that you can speed up to a very high speed, very quickly. <text:s/>We’ll need to put a speed limit on our player before we move on.</text:p>
      <text:p text:style-name="Standard"/>
      <text:p text:style-name="Standard"><text:soft-page-break/>What we’re essentially looking to do with a speed limit is to keep our object moving in the direction that it already is moving, but then if its speed is too high, we clamp it to the maximum speed we want.</text:p>
      <text:p text:style-name="Standard"/>
      <text:p text:style-name="Standard">(9) Declare a new public floating point variable, “maxSpeed”. <text:s/>In FixedUpdate(), use an `if` statement to check the magnitude of the `rigidbody.velocity` vector. <text:s/>If it is greater than the desired maxSpeed, then get the direction of the velocity (the unit vector pointing in that direction) and multiply it by the maxSpeed. <text:s/>Make this the new velocity.</text:p>
      <text:p text:style-name="Standard"/>
      <text:h text:style-name="Heading_20_3" text:outline-level="3"><text:bookmark text:name="h.rp4j3bpjnd6f"/>Reacting to a button press</text:h>
      <text:p text:style-name="Standard"/>
      <text:p text:style-name="Standard">So how can we jump? <text:s/>We need to react to a button press. <text:s/>This is a discrete press, not a continuous value to use. <text:s/>We want something that indicates that a button was pressed, not just that it is being currently being held down. <text:s/>There is a method in the Input class that can give us this info.</text:p>
      <text:p text:style-name="Standard"/>
      <text:p text:style-name="Standard">(10) Look at the scripting reference and find the function which tells you if a button was pressed on the current frame:</text:p>
      <text:p text:style-name="Standard"/>
      <text:p text:style-name="Standard"><text:a xlink:type="simple" xlink:href="http://docs.unity3d.com/ScriptReference/Input.html"><text:span text:style-name="T6">http://docs.unity3d.com/ScriptReference/Input.html</text:span></text:a></text:p>
      <text:p text:style-name="Standard"/>
      <text:p text:style-name="Standard">So, if you found one, note that there are actually two! <text:s/>One is for identifying the button by name (a string name for the input axis, e.g. “Fire1”), which I’ll call FUNCTION1. <text:s/>The other is for identifying the button by KeyCode (an ID that represents a physical key), which I’ll call FUNCTION2.</text:p>
      <text:p text:style-name="Standard"/>
      <text:p text:style-name="Standard">(11) Here’s some space for writing them down:</text:p>
      <text:p text:style-name="Standard"/>
      <text:p text:style-name="Standard"><text:span text:style-name="T7">FUNCTION1: GetButton (by axis string)</text:span></text:p>
      <text:p text:style-name="Standard"><text:span text:style-name="T7">FUNCTION2: GetKey (by KeyCode)</text:span></text:p>
      <text:p text:style-name="Standard"/>
      <text:p text:style-name="Standard">FUNCTION1 is often preferred as we can use the Unity editor to map appropriate keys and allow the player to remap them. <text:s/>Now we can use these to affect the player.</text:p>
      <text:p text:style-name="Standard"/>
      <text:p text:style-name="Standard"/>
      <text:p text:style-name="Standard">(12) In your PlayerController script’s Update() method, add an `if` statement to check the return value of FUNCTION1. <text:s/>In the body of the `if` statement (between the curly braces `{` and `}`), just leave a comment for now: // TODO: Jump!</text:p>
      <text:p text:style-name="Standard"/>
      <text:p text:style-name="Standard">Note that we’re doing this check in the Update() method instead of FixedUpdate(). <text:s/>While FixedUpdate() is the place for applying continuous forces, Update() is the best place for <text:soft-page-break/>checking for discrete events. <text:s/>These events are not guaranteed to even be available to the FixedUpdate() method. <text:s/>We’ll apply an impulse, so we don’t need to worry about it.</text:p>
      <text:p text:style-name="Standard"/>
      <text:p text:style-name="Standard">(13) Create a public jumpPower variable. <text:s/>Replace your TODO comment with a function call which will add an impulse to the player in the y-direction using the jumpPower value.</text:p>
      <text:p text:style-name="Standard"/>
      <text:p text:style-name="Standard"/>
      <text:h text:style-name="Heading_20_3" text:outline-level="3"><text:bookmark text:name="h.8adhj66aeu1v"/>Challenge</text:h>
      <text:p text:style-name="Standard"/>
      <text:p text:style-name="Standard">(1) Can you make the player always jump forward a bit?</text:p>
      <text:p text:style-name="Standard"/>
      <text:p text:style-name="Standard">(2) Can you disable movement in the air?</text:p>
      <text:p text:style-name="Standard"/>
      <text:p text:style-name="Standard">(3) Can you disable midair jumps?</text:p>
      <text:p text:style-name="Standard"/>
      <text:p text:style-name="Standard">(4) Can you enable double jump?</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Arial" svg:font-family="Arial" style:font-family-generic="roman" style:font-pitch="variable"/>
    <style:font-face style:name="Roboto Mono" svg:font-family="'Roboto Mono'"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Mono1" svg:font-family="'Roboto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2"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278in" fo:margin-bottom="0.0835in"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class="text">
      <style:paragraph-properties fo:margin-top="0.25in" fo:margin-bottom="0.0835in"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class="text">
      <style:paragraph-properties fo:margin-top="0.222in" fo:margin-bottom="0.0555in"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class="text">
      <style:paragraph-properties fo:margin-top="0.1945in" fo:margin-bottom="0.0555in"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class="text">
      <style:paragraph-properties fo:margin-top="0.1665in" fo:margin-bottom="0.0555in" fo:keep-together="always" fo:keep-with-next="always"/>
      <style:text-properties fo:color="#666666"/>
    </style:style>
    <style:style style:name="Heading_20_6" style:display-name="Heading 6" style:family="paragraph" style:parent-style-name="Standard" style:next-style-name="Text_20_body" style:default-outline-level="6" style:class="text">
      <style:paragraph-properties fo:margin-top="0.1665in" fo:margin-bottom="0.0555in" fo:keep-together="always" fo:keep-with-next="always"/>
      <style:text-properties fo:color="#666666" fo:font-style="italic" style:font-style-asian="italic"/>
    </style:style>
    <style:style style:name="Title" style:family="paragraph" style:parent-style-name="Standard" style:next-style-name="Subtitle" style:default-outline-level="" style:class="chapter">
      <style:paragraph-properties fo:margin-top="0in" fo:margin-bottom="0.0417in"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in" fo:margin-bottom="0.222in"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ashley domoracki</dc:creator>
    <meta:editing-cycles>5</meta:editing-cycles>
    <meta:creation-date>2016-01-26T21:55:00</meta:creation-date>
    <dc:date>2016-01-26T17:53:26.64</dc:date>
    <meta:editing-duration>PT46M9S</meta:editing-duration>
    <meta:generator>OpenOffice/4.0.1$Win32 OpenOffice.org_project/401m5$Build-9714</meta:generator>
    <meta:document-statistic meta:table-count="0" meta:image-count="0" meta:object-count="0" meta:page-count="5" meta:paragraph-count="67" meta:word-count="1406" meta:character-count="8383"/>
    <meta:user-defined meta:name="AppVersion">15.0000</meta:user-defined>
    <meta:user-defined meta:name="Company">Southern NH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